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9.434cm" svg:height="11.82cm" svg:x="23.816cm" svg:y="0.796cm">
            <draw:object draw:notify-on-update-of-ranges="Sheet1.A1:Sheet1.A1 Sheet1.A2:Sheet1.A145 Sheet1.C1:Sheet1.C1 Sheet1.C2:Sheet1.C145 Sheet1.D1:Sheet1.D1 Sheet1.D2:Sheet1.D14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Hour of day</text:p>
          </table:table-cell>
          <table:table-cell office:value-type="string">
            <text:p>Summer</text:p>
          </table:table-cell>
          <table:table-cell office:value-type="string">
            <text:p>Winter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163658766055006">
            <text:p>0.0163658766</text:p>
          </table:table-cell>
          <table:table-cell office:value-type="float" office:value="0.0126203196691418">
            <text:p>0.012620319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65184978925928">
            <text:p>0.0165184979</text:p>
          </table:table-cell>
          <table:table-cell office:value-type="float" office:value="0.0124749169728831">
            <text:p>0.0124749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82783339314754">
            <text:p>0.0182783339</text:p>
          </table:table-cell>
          <table:table-cell office:value-type="float" office:value="0.0135466862601651">
            <text:p>0.013546686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24543267452857">
            <text:p>0.0224543267</text:p>
          </table:table-cell>
          <table:table-cell office:value-type="float" office:value="0.0182961537561675">
            <text:p>0.0182961538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34511068127008">
            <text:p>0.0234511068</text:p>
          </table:table-cell>
          <table:table-cell office:value-type="float" office:value="0.0190654267697113">
            <text:p>0.019065426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54091329523993">
            <text:p>0.025409133</text:p>
          </table:table-cell>
          <table:table-cell office:value-type="float" office:value="0.0197868331894454">
            <text:p>0.019786833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63608946692135">
            <text:p>0.0263608947</text:p>
          </table:table-cell>
          <table:table-cell office:value-type="float" office:value="0.01998873420311">
            <text:p>0.019988734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247113989978376">
            <text:p>0.024711399</text:p>
          </table:table-cell>
          <table:table-cell office:value-type="float" office:value="0.0188055031524856">
            <text:p>0.018805503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07408852005602">
            <text:p>0.0207408852</text:p>
          </table:table-cell>
          <table:table-cell office:value-type="float" office:value="0.016537204205861">
            <text:p>0.016537204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140758641307147">
            <text:p>0.0140758641</text:p>
          </table:table-cell>
          <table:table-cell office:value-type="float" office:value="0.0128873820010648">
            <text:p>0.01288738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882263100861095">
            <text:p>0.008822631</text:p>
          </table:table-cell>
          <table:table-cell office:value-type="float" office:value="0.00879699786475408">
            <text:p>0.0087969979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.00581833375985515">
            <text:p>0.0058183338</text:p>
          </table:table-cell>
          <table:table-cell office:value-type="float" office:value="0.00553182110411658">
            <text:p>0.0055318211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454727077369881">
            <text:p>0.0045472708</text:p>
          </table:table-cell>
          <table:table-cell office:value-type="float" office:value="0.00375207695748119">
            <text:p>0.00375207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435645776997919">
            <text:p>0.0043564578</text:p>
          </table:table-cell>
          <table:table-cell office:value-type="float" office:value="0.00313874971537445">
            <text:p>0.003138749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506655418793055">
            <text:p>0.0050665542</text:p>
          </table:table-cell>
          <table:table-cell office:value-type="float" office:value="0.00320993253573556">
            <text:p>0.003209932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794740909233055">
            <text:p>0.0079474091</text:p>
          </table:table-cell>
          <table:table-cell office:value-type="float" office:value="0.00446388535504967">
            <text:p>0.004463885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34673203459957">
            <text:p>0.0134673203</text:p>
          </table:table-cell>
          <table:table-cell office:value-type="float" office:value="0.00800866344374241">
            <text:p>0.008008663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208756462049747">
            <text:p>0.0208756462</text:p>
          </table:table-cell>
          <table:table-cell office:value-type="float" office:value="0.0144012606055108">
            <text:p>0.014401260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230666308865925">
            <text:p>0.0230666309</text:p>
          </table:table-cell>
          <table:table-cell office:value-type="float" office:value="0.0200384259347872">
            <text:p>0.0200384259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211519986862562">
            <text:p>0.0211519987</text:p>
          </table:table-cell>
          <table:table-cell office:value-type="float" office:value="0.0192085951918945">
            <text:p>0.019208595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13166598564266">
            <text:p>0.0213166599</text:p>
          </table:table-cell>
          <table:table-cell office:value-type="float" office:value="0.0175139515931897">
            <text:p>0.0175139516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207911733352158">
            <text:p>0.0207911733</text:p>
          </table:table-cell>
          <table:table-cell office:value-type="float" office:value="0.01737287609292">
            <text:p>0.0173728761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196116560790185">
            <text:p>0.0196116561</text:p>
          </table:table-cell>
          <table:table-cell office:value-type="float" office:value="0.0166452490357149">
            <text:p>0.01664524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184422761810435">
            <text:p>0.0184422762</text:p>
          </table:table-cell>
          <table:table-cell office:value-type="float" office:value="0.0155807428299518">
            <text:p>0.0155807428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174452589290188">
            <text:p>0.0174452589</text:p>
          </table:table-cell>
          <table:table-cell office:value-type="float" office:value="0.0146648420475287">
            <text:p>0.014664842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73098194320268">
            <text:p>0.0173098194</text:p>
          </table:table-cell>
          <table:table-cell office:value-type="float" office:value="0.0140745099258133">
            <text:p>0.014074509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90448330378759">
            <text:p>0.019044833</text:p>
          </table:table-cell>
          <table:table-cell office:value-type="float" office:value="0.0149106881309095">
            <text:p>0.0149106881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22532449642078">
            <text:p>0.022253245</text:p>
          </table:table-cell>
          <table:table-cell office:value-type="float" office:value="0.0170652756472709">
            <text:p>0.0170652756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45240875543574">
            <text:p>0.0245240876</text:p>
          </table:table-cell>
          <table:table-cell office:value-type="float" office:value="0.0191988390878074">
            <text:p>0.019198839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67751808569257">
            <text:p>0.0267751809</text:p>
          </table:table-cell>
          <table:table-cell office:value-type="float" office:value="0.0205933783176869">
            <text:p>0.020593378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77952229822941">
            <text:p>0.027795223</text:p>
          </table:table-cell>
          <table:table-cell office:value-type="float" office:value="0.0205903901860024">
            <text:p>0.020590390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264913406613345">
            <text:p>0.0264913407</text:p>
          </table:table-cell>
          <table:table-cell office:value-type="float" office:value="0.0192066985615254">
            <text:p>0.019206698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1486798443043">
            <text:p>0.0214867984</text:p>
          </table:table-cell>
          <table:table-cell office:value-type="float" office:value="0.0167300950066203">
            <text:p>0.016730095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144579184213443">
            <text:p>0.0144579184</text:p>
          </table:table-cell>
          <table:table-cell office:value-type="float" office:value="0.0127085790812065">
            <text:p>0.012708579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886079498410251">
            <text:p>0.008860795</text:p>
          </table:table-cell>
          <table:table-cell office:value-type="float" office:value="0.00831810654614048">
            <text:p>0.0083181065</text:p>
          </table:table-cell>
        </table:table-row>
        <table:table-row table:style-name="ro1">
          <table:table-cell office:value-type="string">
            <text:p>Tue</text:p>
          </table:table-cell>
          <table:table-cell office:value-type="float" office:value="11">
            <text:p>11</text:p>
          </table:table-cell>
          <table:table-cell office:value-type="float" office:value="0.00583477247439225">
            <text:p>0.0058347725</text:p>
          </table:table-cell>
          <table:table-cell office:value-type="float" office:value="0.00518300352618431">
            <text:p>0.005183003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465227506060648">
            <text:p>0.0046522751</text:p>
          </table:table-cell>
          <table:table-cell office:value-type="float" office:value="0.00363977952762595">
            <text:p>0.0036397795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448166456801586">
            <text:p>0.0044816646</text:p>
          </table:table-cell>
          <table:table-cell office:value-type="float" office:value="0.00305545484947024">
            <text:p>0.0030554548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519318980206941">
            <text:p>0.0051931898</text:p>
          </table:table-cell>
          <table:table-cell office:value-type="float" office:value="0.00319131217771155">
            <text:p>0.003191312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827299847060787">
            <text:p>0.0082729985</text:p>
          </table:table-cell>
          <table:table-cell office:value-type="float" office:value="0.00476259742956099">
            <text:p>0.004762597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41494534867566">
            <text:p>0.0141494535</text:p>
          </table:table-cell>
          <table:table-cell office:value-type="float" office:value="0.0088116323437444">
            <text:p>0.0088116323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218934501414295">
            <text:p>0.0218934501</text:p>
          </table:table-cell>
          <table:table-cell office:value-type="float" office:value="0.0162118178049098">
            <text:p>0.016211817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2323637104067">
            <text:p>0.023236371</text:p>
          </table:table-cell>
          <table:table-cell office:value-type="float" office:value="0.0212263453705297">
            <text:p>0.021226345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202628080940267">
            <text:p>0.0202628081</text:p>
          </table:table-cell>
          <table:table-cell office:value-type="float" office:value="0.0190172105010797">
            <text:p>0.019017210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196542339975327">
            <text:p>0.019654234</text:p>
          </table:table-cell>
          <table:table-cell office:value-type="float" office:value="0.0161815002044393">
            <text:p>0.0161815002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189116191450859">
            <text:p>0.0189116191</text:p>
          </table:table-cell>
          <table:table-cell office:value-type="float" office:value="0.0153197765905383">
            <text:p>0.0153197766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180185211949236">
            <text:p>0.0180185212</text:p>
          </table:table-cell>
          <table:table-cell office:value-type="float" office:value="0.0142881835197866">
            <text:p>0.0142881835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171172391838707">
            <text:p>0.0171172392</text:p>
          </table:table-cell>
          <table:table-cell office:value-type="float" office:value="0.0134773186964465">
            <text:p>0.0134773187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163658766055006">
            <text:p>0.0163658766</text:p>
          </table:table-cell>
          <table:table-cell office:value-type="float" office:value="0.0126203196691418">
            <text:p>0.0126203197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65184978925928">
            <text:p>0.0165184979</text:p>
          </table:table-cell>
          <table:table-cell office:value-type="float" office:value="0.0124749169728831">
            <text:p>0.01247491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82783339314754">
            <text:p>0.0182783339</text:p>
          </table:table-cell>
          <table:table-cell office:value-type="float" office:value="0.0135466862601651">
            <text:p>0.013546686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12205871210119">
            <text:p>0.0212205871</text:p>
          </table:table-cell>
          <table:table-cell office:value-type="float" office:value="0.0159359897005234">
            <text:p>0.0159359897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40911082840902">
            <text:p>0.0240911083</text:p>
          </table:table-cell>
          <table:table-cell office:value-type="float" office:value="0.0184136235875736">
            <text:p>0.018413623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62747341720806">
            <text:p>0.0262747342</text:p>
          </table:table-cell>
          <table:table-cell office:value-type="float" office:value="0.0198376687844088">
            <text:p>0.019837668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74940111837372">
            <text:p>0.0274940112</text:p>
          </table:table-cell>
          <table:table-cell office:value-type="float" office:value="0.0194991918775514">
            <text:p>0.0194991919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26628765867332">
            <text:p>0.0266287659</text:p>
          </table:table-cell>
          <table:table-cell office:value-type="float" office:value="0.0184518902045776">
            <text:p>0.0184518902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17305472644181">
            <text:p>0.0217305473</text:p>
          </table:table-cell>
          <table:table-cell office:value-type="float" office:value="0.0163939286628633">
            <text:p>0.0163939287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14530630334208">
            <text:p>0.0145306303</text:p>
          </table:table-cell>
          <table:table-cell office:value-type="float" office:value="0.0126463778243736">
            <text:p>0.012646377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884337271170534">
            <text:p>0.0088433727</text:p>
          </table:table-cell>
          <table:table-cell office:value-type="float" office:value="0.00840264361766172">
            <text:p>0.0084026436</text:p>
          </table:table-cell>
        </table:table-row>
        <table:table-row table:style-name="ro1">
          <table:table-cell office:value-type="string">
            <text:p>Wed</text:p>
          </table:table-cell>
          <table:table-cell office:value-type="float" office:value="11">
            <text:p>11</text:p>
          </table:table-cell>
          <table:table-cell office:value-type="float" office:value="0.00598867913456571">
            <text:p>0.0059886791</text:p>
          </table:table-cell>
          <table:table-cell office:value-type="float" office:value="0.00518493496440981">
            <text:p>0.00518493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47838859514936">
            <text:p>0.004783886</text:p>
          </table:table-cell>
          <table:table-cell office:value-type="float" office:value="0.00360653037492912">
            <text:p>0.0036065304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460339591041538">
            <text:p>0.0046033959</text:p>
          </table:table-cell>
          <table:table-cell office:value-type="float" office:value="0.00311755196214408">
            <text:p>0.003117552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552688462159331">
            <text:p>0.0055268846</text:p>
          </table:table-cell>
          <table:table-cell office:value-type="float" office:value="0.00326123112308343">
            <text:p>0.0032612311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897135519226618">
            <text:p>0.0089713552</text:p>
          </table:table-cell>
          <table:table-cell office:value-type="float" office:value="0.00471663193602863">
            <text:p>0.0047166319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89004981182279">
            <text:p>0.0189004981</text:p>
          </table:table-cell>
          <table:table-cell office:value-type="float" office:value="0.00899757837857991">
            <text:p>0.008997578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307823570971968">
            <text:p>0.0307823571</text:p>
          </table:table-cell>
          <table:table-cell office:value-type="float" office:value="0.0166349457300822">
            <text:p>0.0166349457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281272420013057">
            <text:p>0.028127242</text:p>
          </table:table-cell>
          <table:table-cell office:value-type="float" office:value="0.0212978281892405">
            <text:p>0.021297828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214963000522539">
            <text:p>0.0214963001</text:p>
          </table:table-cell>
          <table:table-cell office:value-type="float" office:value="0.0190589130658408">
            <text:p>0.0190589131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02490108413097">
            <text:p>0.0202490108</text:p>
          </table:table-cell>
          <table:table-cell office:value-type="float" office:value="0.0162855606889147">
            <text:p>0.0162855607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192045525668777">
            <text:p>0.0192045526</text:p>
          </table:table-cell>
          <table:table-cell office:value-type="float" office:value="0.0154760143505688">
            <text:p>0.0154760144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181112091431171">
            <text:p>0.0181112091</text:p>
          </table:table-cell>
          <table:table-cell office:value-type="float" office:value="0.0146326370381157">
            <text:p>0.014632637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170461749193341">
            <text:p>0.0170461749</text:p>
          </table:table-cell>
          <table:table-cell office:value-type="float" office:value="0.0137853973265278">
            <text:p>0.0137853973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161384123585416">
            <text:p>0.0161384124</text:p>
          </table:table-cell>
          <table:table-cell office:value-type="float" office:value="0.0130425969340658">
            <text:p>0.013042596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6077726817137">
            <text:p>0.0160777268</text:p>
          </table:table-cell>
          <table:table-cell office:value-type="float" office:value="0.0127635227091039">
            <text:p>0.0127635227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79755867679078">
            <text:p>0.0179755868</text:p>
          </table:table-cell>
          <table:table-cell office:value-type="float" office:value="0.0138991331815601">
            <text:p>0.0138991332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07085481517805">
            <text:p>0.0207085482</text:p>
          </table:table-cell>
          <table:table-cell office:value-type="float" office:value="0.0161244503672535">
            <text:p>0.016124450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3258012098392">
            <text:p>0.0232580121</text:p>
          </table:table-cell>
          <table:table-cell office:value-type="float" office:value="0.0185014579818591">
            <text:p>0.018501458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50660886075487">
            <text:p>0.0250660886</text:p>
          </table:table-cell>
          <table:table-cell office:value-type="float" office:value="0.0198931268212279">
            <text:p>0.019893126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60647140971996">
            <text:p>0.0260647141</text:p>
          </table:table-cell>
          <table:table-cell office:value-type="float" office:value="0.0196217401218226">
            <text:p>0.019621740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248222595053516">
            <text:p>0.0248222595</text:p>
          </table:table-cell>
          <table:table-cell office:value-type="float" office:value="0.0184423436446174">
            <text:p>0.018442343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07617616130893">
            <text:p>0.0207617616</text:p>
          </table:table-cell>
          <table:table-cell office:value-type="float" office:value="0.0163426401601311">
            <text:p>0.0163426402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144865766209039">
            <text:p>0.0144865766</text:p>
          </table:table-cell>
          <table:table-cell office:value-type="float" office:value="0.0127849228716794">
            <text:p>0.0127849229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87047718579997">
            <text:p>0.0087047719</text:p>
          </table:table-cell>
          <table:table-cell office:value-type="float" office:value="0.00847256608819433">
            <text:p>0.0084725661</text:p>
          </table:table-cell>
        </table:table-row>
        <table:table-row table:style-name="ro1">
          <table:table-cell office:value-type="string">
            <text:p>Thu</text:p>
          </table:table-cell>
          <table:table-cell office:value-type="float" office:value="11">
            <text:p>11</text:p>
          </table:table-cell>
          <table:table-cell office:value-type="float" office:value="0.00583291482505438">
            <text:p>0.0058329148</text:p>
          </table:table-cell>
          <table:table-cell office:value-type="float" office:value="0.00528336584435249">
            <text:p>0.005283365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468160841421532">
            <text:p>0.0046816084</text:p>
          </table:table-cell>
          <table:table-cell office:value-type="float" office:value="0.00366328810525396">
            <text:p>0.0036632881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448927445595408">
            <text:p>0.0044892745</text:p>
          </table:table-cell>
          <table:table-cell office:value-type="float" office:value="0.00312503568150575">
            <text:p>0.0031250357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542276048160075">
            <text:p>0.0054227605</text:p>
          </table:table-cell>
          <table:table-cell office:value-type="float" office:value="0.00326044833026215">
            <text:p>0.0032604483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927013470870407">
            <text:p>0.0092701347</text:p>
          </table:table-cell>
          <table:table-cell office:value-type="float" office:value="0.00475843558320815">
            <text:p>0.0047584356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82407824047891">
            <text:p>0.0182407824</text:p>
          </table:table-cell>
          <table:table-cell office:value-type="float" office:value="0.00888681883323576">
            <text:p>0.0088868188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280310502493202">
            <text:p>0.0280310502</text:p>
          </table:table-cell>
          <table:table-cell office:value-type="float" office:value="0.016171655370055">
            <text:p>0.016171655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263004907571278">
            <text:p>0.0263004908</text:p>
          </table:table-cell>
          <table:table-cell office:value-type="float" office:value="0.0209158302132657">
            <text:p>0.0209158302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20322461070283">
            <text:p>0.0203224611</text:p>
          </table:table-cell>
          <table:table-cell office:value-type="float" office:value="0.018767047544144">
            <text:p>0.018767047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195119474555253">
            <text:p>0.0195119475</text:p>
          </table:table-cell>
          <table:table-cell office:value-type="float" office:value="0.0162194343270452">
            <text:p>0.016219434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188262785565855">
            <text:p>0.0188262786</text:p>
          </table:table-cell>
          <table:table-cell office:value-type="float" office:value="0.0155249732695387">
            <text:p>0.0155249733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17726863218165">
            <text:p>0.0177268632</text:p>
          </table:table-cell>
          <table:table-cell office:value-type="float" office:value="0.0146011578999492">
            <text:p>0.0146011579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165832599853538">
            <text:p>0.01658326</text:p>
          </table:table-cell>
          <table:table-cell office:value-type="float" office:value="0.0137154262146056">
            <text:p>0.0137154262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159844107326085">
            <text:p>0.0159844107</text:p>
          </table:table-cell>
          <table:table-cell office:value-type="float" office:value="0.0129681218653555">
            <text:p>0.0129681219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59037016069526">
            <text:p>0.0159037016</text:p>
          </table:table-cell>
          <table:table-cell office:value-type="float" office:value="0.0127458600676295">
            <text:p>0.012745860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79518603645771">
            <text:p>0.0179518604</text:p>
          </table:table-cell>
          <table:table-cell office:value-type="float" office:value="0.0138060024480286">
            <text:p>0.013806002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02466907171707">
            <text:p>0.0202466907</text:p>
          </table:table-cell>
          <table:table-cell office:value-type="float" office:value="0.0157249604248775">
            <text:p>0.015724960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31844857065249">
            <text:p>0.0231844857</text:p>
          </table:table-cell>
          <table:table-cell office:value-type="float" office:value="0.0181484614448407">
            <text:p>0.0181484614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44855573369739">
            <text:p>0.0244855573</text:p>
          </table:table-cell>
          <table:table-cell office:value-type="float" office:value="0.0195213293057691">
            <text:p>0.019521329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54807116757633">
            <text:p>0.0254807117</text:p>
          </table:table-cell>
          <table:table-cell office:value-type="float" office:value="0.0191609019992091">
            <text:p>0.019160902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247390693609254">
            <text:p>0.0247390694</text:p>
          </table:table-cell>
          <table:table-cell office:value-type="float" office:value="0.0180029020648332">
            <text:p>0.0180029021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205042307391666">
            <text:p>0.0205042307</text:p>
          </table:table-cell>
          <table:table-cell office:value-type="float" office:value="0.0161509093432375">
            <text:p>0.0161509093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144133212880004">
            <text:p>0.0144133213</text:p>
          </table:table-cell>
          <table:table-cell office:value-type="float" office:value="0.0128182044739339">
            <text:p>0.012818204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0890405349549651">
            <text:p>0.0089040535</text:p>
          </table:table-cell>
          <table:table-cell office:value-type="float" office:value="0.00872580263861432">
            <text:p>0.0087258026</text:p>
          </table:table-cell>
        </table:table-row>
        <table:table-row table:style-name="ro1">
          <table:table-cell office:value-type="string">
            <text:p>Fri</text:p>
          </table:table-cell>
          <table:table-cell office:value-type="float" office:value="11">
            <text:p>11</text:p>
          </table:table-cell>
          <table:table-cell office:value-type="float" office:value="0.0059710435355923">
            <text:p>0.0059710435</text:p>
          </table:table-cell>
          <table:table-cell office:value-type="float" office:value="0.00549522545298393">
            <text:p>0.005495225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476965297893585">
            <text:p>0.004769653</text:p>
          </table:table-cell>
          <table:table-cell office:value-type="float" office:value="0.00383340172817538">
            <text:p>0.0038334017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441141472898853">
            <text:p>0.0044114147</text:p>
          </table:table-cell>
          <table:table-cell office:value-type="float" office:value="0.00310835439246738">
            <text:p>0.003108354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504188245901554">
            <text:p>0.0050418825</text:p>
          </table:table-cell>
          <table:table-cell office:value-type="float" office:value="0.00322226667516914">
            <text:p>0.0032222667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792998878815737">
            <text:p>0.0079299888</text:p>
          </table:table-cell>
          <table:table-cell office:value-type="float" office:value="0.00456170808737209">
            <text:p>0.0045617081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35165287628003">
            <text:p>0.0135165288</text:p>
          </table:table-cell>
          <table:table-cell office:value-type="float" office:value="0.00830804240450204">
            <text:p>0.0083080424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203827104090876">
            <text:p>0.0203827104</text:p>
          </table:table-cell>
          <table:table-cell office:value-type="float" office:value="0.0150427555555437">
            <text:p>0.0150427556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225463005978736">
            <text:p>0.0225463006</text:p>
          </table:table-cell>
          <table:table-cell office:value-type="float" office:value="0.020203521406193">
            <text:p>0.0202035214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209967815993835">
            <text:p>0.0209967816</text:p>
          </table:table-cell>
          <table:table-cell office:value-type="float" office:value="0.0192242454997626">
            <text:p>0.0192242455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09164414233522">
            <text:p>0.0209164414</text:p>
          </table:table-cell>
          <table:table-cell office:value-type="float" office:value="0.0176341903494175">
            <text:p>0.0176341903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200175125370353">
            <text:p>0.0200175125</text:p>
          </table:table-cell>
          <table:table-cell office:value-type="float" office:value="0.0170313792149769">
            <text:p>0.0170313792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18854772827902">
            <text:p>0.0188547728</text:p>
          </table:table-cell>
          <table:table-cell office:value-type="float" office:value="0.0161122210040642">
            <text:p>0.016112221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177412168194982">
            <text:p>0.0177412168</text:p>
          </table:table-cell>
          <table:table-cell office:value-type="float" office:value="0.0149318274670455">
            <text:p>0.0149318275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0169703116463371">
            <text:p>0.0169703116</text:p>
          </table:table-cell>
          <table:table-cell office:value-type="float" office:value="0.0141297845699456">
            <text:p>0.0141297846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169347965950831">
            <text:p>0.0169347966</text:p>
          </table:table-cell>
          <table:table-cell office:value-type="float" office:value="0.013758614279431">
            <text:p>0.013758614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185327801281083">
            <text:p>0.0185327801</text:p>
          </table:table-cell>
          <table:table-cell office:value-type="float" office:value="0.0148808748687222">
            <text:p>0.014880874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.0212088045527855">
            <text:p>0.0212088046</text:p>
          </table:table-cell>
          <table:table-cell office:value-type="float" office:value="0.0176130314940493">
            <text:p>0.017613031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220686691603168">
            <text:p>0.0220686692</text:p>
          </table:table-cell>
          <table:table-cell office:value-type="float" office:value="0.0184697571930312">
            <text:p>0.018469757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0.0225840196324726">
            <text:p>0.0225840196</text:p>
          </table:table-cell>
          <table:table-cell office:value-type="float" office:value="0.0184025217664162">
            <text:p>0.0184025218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226742436962356">
            <text:p>0.0226742437</text:p>
          </table:table-cell>
          <table:table-cell office:value-type="float" office:value="0.0172138746854732">
            <text:p>0.017213874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.021474066581171">
            <text:p>0.0214740666</text:p>
          </table:table-cell>
          <table:table-cell office:value-type="float" office:value="0.0157787568449271">
            <text:p>0.0157787568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186679592364281">
            <text:p>0.0186679592</text:p>
          </table:table-cell>
          <table:table-cell office:value-type="float" office:value="0.0142203046231073">
            <text:p>0.014220304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0.0144529276524523">
            <text:p>0.0144529277</text:p>
          </table:table-cell>
          <table:table-cell office:value-type="float" office:value="0.0123067499812984">
            <text:p>0.0123067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100866874152421">
            <text:p>0.0100866874</text:p>
          </table:table-cell>
          <table:table-cell office:value-type="float" office:value="0.00960908372482597">
            <text:p>0.0096090837</text:p>
          </table:table-cell>
        </table:table-row>
        <table:table-row table:style-name="ro1">
          <table:table-cell office:value-type="string">
            <text:p>Weekend/Holiday</text:p>
          </table:table-cell>
          <table:table-cell office:value-type="float" office:value="11">
            <text:p>11</text:p>
          </table:table-cell>
          <table:table-cell office:value-type="float" office:value="0.00694264158632172">
            <text:p>0.0069426416</text:p>
          </table:table-cell>
          <table:table-cell office:value-type="float" office:value="0.00679284163472723">
            <text:p>0.0067928416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0533006260723113">
            <text:p>0.0053300626</text:p>
          </table:table-cell>
          <table:table-cell office:value-type="float" office:value="0.00477177129730055">
            <text:p>0.0047717713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0.00472125218031908">
            <text:p>0.0047212522</text:p>
          </table:table-cell>
          <table:table-cell office:value-type="float" office:value="0.003691453055418">
            <text:p>0.0036914531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0498982283605279">
            <text:p>0.0049898228</text:p>
          </table:table-cell>
          <table:table-cell office:value-type="float" office:value="0.00322645320629767">
            <text:p>0.0032264532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.0068581457055914">
            <text:p>0.0068581457</text:p>
          </table:table-cell>
          <table:table-cell office:value-type="float" office:value="0.00356959171300962">
            <text:p>0.0035695917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125831944893474">
            <text:p>0.0125831945</text:p>
          </table:table-cell>
          <table:table-cell office:value-type="float" office:value="0.00500518190681601">
            <text:p>0.0050051819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0.0193527140037135">
            <text:p>0.019352714</text:p>
          </table:table-cell>
          <table:table-cell office:value-type="float" office:value="0.00764751579171002">
            <text:p>0.0076475158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228146658340538">
            <text:p>0.0228146658</text:p>
          </table:table-cell>
          <table:table-cell office:value-type="float" office:value="0.012199159459854">
            <text:p>0.0121991595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262426676837111">
            <text:p>0.0262426677</text:p>
          </table:table-cell>
          <table:table-cell office:value-type="float" office:value="0.0184303262477683">
            <text:p>0.0184303262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285325638934571">
            <text:p>0.0285325639</text:p>
          </table:table-cell>
          <table:table-cell office:value-type="float" office:value="0.0233805465361658">
            <text:p>0.023380546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276280737887908">
            <text:p>0.0276280738</text:p>
          </table:table-cell>
          <table:table-cell office:value-type="float" office:value="0.0248836317705986">
            <text:p>0.0248836318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0.0261203427855303">
            <text:p>0.0261203428</text:p>
          </table:table-cell>
          <table:table-cell office:value-type="float" office:value="0.0241141812018482">
            <text:p>0.0241141812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.0243906876674471">
            <text:p>0.0243906877</text:p>
          </table:table-cell>
          <table:table-cell office:value-type="float" office:value="0.0225856041728637">
            <text:p>0.022585604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liu </meta:initial-creator>
    <meta:creation-date>2014-08-14T14:09:19</meta:creation-date>
    <dc:date>2014-08-14T19:02:40</dc:date>
    <dc:creator>xiliu </dc:creator>
    <meta:editing-duration>PT4H43M29S</meta:editing-duration>
    <meta:editing-cycles>7</meta:editing-cycles>
    <meta:generator>LibreOffice/3.5$Linux_X86_64 LibreOffice_project/350m1$Build-2</meta:generator>
    <meta:document-statistic meta:table-count="3" meta:cell-count="4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435cm" svg:height="11.821cm" xlink:href=".." xlink:type="simple" chart:class="chart:line" chart:style-name="ch1">
        <chart:legend svg:x="10.096cm" svg:y="1.412cm" style:legend-expansion="custom" chartooo:width="9.628cm" chartooo:height="0.598cm" style:legend-expansion-aspect-ratio="16.1003344481605" chart:style-name="ch2"/>
        <chart:plot-area chart:style-name="ch3" table:cell-range-address="Sheet1.A1:Sheet1.A145 Sheet1.C1:Sheet1.D145" chart:data-source-has-labels="both" svg:x="1.034cm" svg:y="1.073cm" svg:width="28.063cm" svg:height="10.359cm">
          <chartooo:coordinate-region svg:x="2.132cm" svg:y="1.273cm" svg:width="26.965cm" svg:height="9.114cm"/>
          <chart:axis chart:dimension="x" chart:name="primary-x" chart:style-name="ch4" chartooo:axis-type="auto">
            <chartooo:date-scale/>
            <chart:categories table:cell-range-address="Sheet1.A2:Sheet1.A145"/>
          </chart:axis>
          <chart:axis chart:dimension="y" chart:name="primary-y" chart:style-name="ch4">
            <chart:title svg:x="0.4cm" svg:y="9.26cm" chart:style-name="ch5">
              <text:p>Average hourly water usage per capita, m3</text:p>
            </chart:title>
            <chart:grid chart:style-name="ch6" chart:class="major"/>
          </chart:axis>
          <chart:series chart:style-name="ch7" chart:values-cell-range-address="Sheet1.C2:Sheet1.C145" chart:label-cell-address="Sheet1.C1:Sheet1.C1" chart:class="chart:line">
            <chart:data-point chart:repeated="144"/>
          </chart:series>
          <chart:series chart:style-name="ch8" chart:values-cell-range-address="Sheet1.D2:Sheet1.D145" chart:label-cell-address="Sheet1.D1:Sheet1.D1" chart:class="chart:line">
            <chart:data-point chart:repeated="1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mer</text:p>
                <draw:g>
                  <svg:desc>Sheet1.C1:Sheet1.C1</svg:desc>
                </draw:g>
              </table:table-cell>
              <table:table-cell office:value-type="string">
                <text:p>Winter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2:Sheet1.A145</svg:desc>
                </draw:g>
              </table:table-cell>
              <table:table-cell office:value-type="float" office:value="0.0163658766055006">
                <text:p>0.0163658766055006</text:p>
                <draw:g>
                  <svg:desc>Sheet1.C2:Sheet1.C145</svg:desc>
                </draw:g>
              </table:table-cell>
              <table:table-cell office:value-type="float" office:value="0.0126203196691418">
                <text:p>0.0126203196691418</text:p>
                <draw:g>
                  <svg:desc>Sheet1.D2:Sheet1.D145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184978925928">
                <text:p>0.0165184978925928</text:p>
              </table:table-cell>
              <table:table-cell office:value-type="float" office:value="0.0124749169728831">
                <text:p>0.0124749169728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783339314754">
                <text:p>0.0182783339314754</text:p>
              </table:table-cell>
              <table:table-cell office:value-type="float" office:value="0.0135466862601651">
                <text:p>0.0135466862601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4543267452857">
                <text:p>0.0224543267452857</text:p>
              </table:table-cell>
              <table:table-cell office:value-type="float" office:value="0.0182961537561675">
                <text:p>0.0182961537561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4511068127008">
                <text:p>0.0234511068127008</text:p>
              </table:table-cell>
              <table:table-cell office:value-type="float" office:value="0.0190654267697113">
                <text:p>0.01906542676971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4091329523993">
                <text:p>0.0254091329523993</text:p>
              </table:table-cell>
              <table:table-cell office:value-type="float" office:value="0.0197868331894454">
                <text:p>0.01978683318944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3608946692135">
                <text:p>0.0263608946692135</text:p>
              </table:table-cell>
              <table:table-cell office:value-type="float" office:value="0.01998873420311">
                <text:p>0.01998873420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7113989978376">
                <text:p>0.0247113989978376</text:p>
              </table:table-cell>
              <table:table-cell office:value-type="float" office:value="0.0188055031524856">
                <text:p>0.0188055031524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408852005602">
                <text:p>0.0207408852005602</text:p>
              </table:table-cell>
              <table:table-cell office:value-type="float" office:value="0.016537204205861">
                <text:p>0.0165372042058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0758641307147">
                <text:p>0.0140758641307147</text:p>
              </table:table-cell>
              <table:table-cell office:value-type="float" office:value="0.0128873820010648">
                <text:p>0.01288738200106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82263100861095">
                <text:p>0.00882263100861095</text:p>
              </table:table-cell>
              <table:table-cell office:value-type="float" office:value="0.00879699786475408">
                <text:p>0.00879699786475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81833375985515">
                <text:p>0.00581833375985515</text:p>
              </table:table-cell>
              <table:table-cell office:value-type="float" office:value="0.00553182110411658">
                <text:p>0.0055318211041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54727077369881">
                <text:p>0.00454727077369881</text:p>
              </table:table-cell>
              <table:table-cell office:value-type="float" office:value="0.00375207695748119">
                <text:p>0.003752076957481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35645776997919">
                <text:p>0.00435645776997919</text:p>
              </table:table-cell>
              <table:table-cell office:value-type="float" office:value="0.00313874971537445">
                <text:p>0.003138749715374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6655418793055">
                <text:p>0.00506655418793055</text:p>
              </table:table-cell>
              <table:table-cell office:value-type="float" office:value="0.00320993253573556">
                <text:p>0.00320993253573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94740909233055">
                <text:p>0.00794740909233055</text:p>
              </table:table-cell>
              <table:table-cell office:value-type="float" office:value="0.00446388535504967">
                <text:p>0.004463885355049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4673203459957">
                <text:p>0.0134673203459957</text:p>
              </table:table-cell>
              <table:table-cell office:value-type="float" office:value="0.00800866344374241">
                <text:p>0.008008663443742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8756462049747">
                <text:p>0.0208756462049747</text:p>
              </table:table-cell>
              <table:table-cell office:value-type="float" office:value="0.0144012606055108">
                <text:p>0.01440126060551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0666308865925">
                <text:p>0.0230666308865925</text:p>
              </table:table-cell>
              <table:table-cell office:value-type="float" office:value="0.0200384259347872">
                <text:p>0.02003842593478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1519986862562">
                <text:p>0.0211519986862562</text:p>
              </table:table-cell>
              <table:table-cell office:value-type="float" office:value="0.0192085951918945">
                <text:p>0.01920859519189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3166598564266">
                <text:p>0.0213166598564266</text:p>
              </table:table-cell>
              <table:table-cell office:value-type="float" office:value="0.0175139515931897">
                <text:p>0.01751395159318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911733352158">
                <text:p>0.0207911733352158</text:p>
              </table:table-cell>
              <table:table-cell office:value-type="float" office:value="0.01737287609292">
                <text:p>0.017372876092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6116560790185">
                <text:p>0.0196116560790185</text:p>
              </table:table-cell>
              <table:table-cell office:value-type="float" office:value="0.0166452490357149">
                <text:p>0.0166452490357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4422761810435">
                <text:p>0.0184422761810435</text:p>
              </table:table-cell>
              <table:table-cell office:value-type="float" office:value="0.0155807428299518">
                <text:p>0.015580742829951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74452589290188">
                <text:p>0.0174452589290188</text:p>
              </table:table-cell>
              <table:table-cell office:value-type="float" office:value="0.0146648420475287">
                <text:p>0.01466484204752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3098194320268">
                <text:p>0.0173098194320268</text:p>
              </table:table-cell>
              <table:table-cell office:value-type="float" office:value="0.0140745099258133">
                <text:p>0.01407450992581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0448330378759">
                <text:p>0.0190448330378759</text:p>
              </table:table-cell>
              <table:table-cell office:value-type="float" office:value="0.0149106881309095">
                <text:p>0.01491068813090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2532449642078">
                <text:p>0.0222532449642078</text:p>
              </table:table-cell>
              <table:table-cell office:value-type="float" office:value="0.0170652756472709">
                <text:p>0.0170652756472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5240875543574">
                <text:p>0.0245240875543574</text:p>
              </table:table-cell>
              <table:table-cell office:value-type="float" office:value="0.0191988390878074">
                <text:p>0.01919883908780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7751808569257">
                <text:p>0.0267751808569257</text:p>
              </table:table-cell>
              <table:table-cell office:value-type="float" office:value="0.0205933783176869">
                <text:p>0.02059337831768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7952229822941">
                <text:p>0.0277952229822941</text:p>
              </table:table-cell>
              <table:table-cell office:value-type="float" office:value="0.0205903901860024">
                <text:p>0.0205903901860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4913406613345">
                <text:p>0.0264913406613345</text:p>
              </table:table-cell>
              <table:table-cell office:value-type="float" office:value="0.0192066985615254">
                <text:p>0.01920669856152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86798443043">
                <text:p>0.021486798443043</text:p>
              </table:table-cell>
              <table:table-cell office:value-type="float" office:value="0.0167300950066203">
                <text:p>0.01673009500662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579184213443">
                <text:p>0.0144579184213443</text:p>
              </table:table-cell>
              <table:table-cell office:value-type="float" office:value="0.0127085790812065">
                <text:p>0.01270857908120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86079498410251">
                <text:p>0.00886079498410251</text:p>
              </table:table-cell>
              <table:table-cell office:value-type="float" office:value="0.00831810654614048">
                <text:p>0.00831810654614048</text:p>
              </table:table-cell>
            </table:table-row>
            <table:table-row>
              <table:table-cell office:value-type="string">
                <text:p>Tue</text:p>
              </table:table-cell>
              <table:table-cell office:value-type="float" office:value="0.00583477247439225">
                <text:p>0.00583477247439225</text:p>
              </table:table-cell>
              <table:table-cell office:value-type="float" office:value="0.00518300352618431">
                <text:p>0.00518300352618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5227506060648">
                <text:p>0.00465227506060648</text:p>
              </table:table-cell>
              <table:table-cell office:value-type="float" office:value="0.00363977952762595">
                <text:p>0.003639779527625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8166456801586">
                <text:p>0.00448166456801586</text:p>
              </table:table-cell>
              <table:table-cell office:value-type="float" office:value="0.00305545484947024">
                <text:p>0.003055454849470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19318980206941">
                <text:p>0.00519318980206941</text:p>
              </table:table-cell>
              <table:table-cell office:value-type="float" office:value="0.00319131217771155">
                <text:p>0.003191312177711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27299847060787">
                <text:p>0.00827299847060787</text:p>
              </table:table-cell>
              <table:table-cell office:value-type="float" office:value="0.00476259742956099">
                <text:p>0.004762597429560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1494534867566">
                <text:p>0.0141494534867566</text:p>
              </table:table-cell>
              <table:table-cell office:value-type="float" office:value="0.0088116323437444">
                <text:p>0.00881163234374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8934501414295">
                <text:p>0.0218934501414295</text:p>
              </table:table-cell>
              <table:table-cell office:value-type="float" office:value="0.0162118178049098">
                <text:p>0.01621181780490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23637104067">
                <text:p>0.02323637104067</text:p>
              </table:table-cell>
              <table:table-cell office:value-type="float" office:value="0.0212263453705297">
                <text:p>0.02122634537052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628080940267">
                <text:p>0.0202628080940267</text:p>
              </table:table-cell>
              <table:table-cell office:value-type="float" office:value="0.0190172105010797">
                <text:p>0.01901721050107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6542339975327">
                <text:p>0.0196542339975327</text:p>
              </table:table-cell>
              <table:table-cell office:value-type="float" office:value="0.0161815002044393">
                <text:p>0.0161815002044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9116191450859">
                <text:p>0.0189116191450859</text:p>
              </table:table-cell>
              <table:table-cell office:value-type="float" office:value="0.0153197765905383">
                <text:p>0.01531977659053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0185211949236">
                <text:p>0.0180185211949236</text:p>
              </table:table-cell>
              <table:table-cell office:value-type="float" office:value="0.0142881835197866">
                <text:p>0.01428818351978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1172391838707">
                <text:p>0.0171172391838707</text:p>
              </table:table-cell>
              <table:table-cell office:value-type="float" office:value="0.0134773186964465">
                <text:p>0.013477318696446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63658766055006">
                <text:p>0.0163658766055006</text:p>
              </table:table-cell>
              <table:table-cell office:value-type="float" office:value="0.0126203196691418">
                <text:p>0.0126203196691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184978925928">
                <text:p>0.0165184978925928</text:p>
              </table:table-cell>
              <table:table-cell office:value-type="float" office:value="0.0124749169728831">
                <text:p>0.01247491697288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783339314754">
                <text:p>0.0182783339314754</text:p>
              </table:table-cell>
              <table:table-cell office:value-type="float" office:value="0.0135466862601651">
                <text:p>0.01354668626016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2205871210119">
                <text:p>0.0212205871210119</text:p>
              </table:table-cell>
              <table:table-cell office:value-type="float" office:value="0.0159359897005234">
                <text:p>0.01593598970052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0911082840902">
                <text:p>0.0240911082840902</text:p>
              </table:table-cell>
              <table:table-cell office:value-type="float" office:value="0.0184136235875736">
                <text:p>0.0184136235875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2747341720806">
                <text:p>0.0262747341720806</text:p>
              </table:table-cell>
              <table:table-cell office:value-type="float" office:value="0.0198376687844088">
                <text:p>0.0198376687844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4940111837372">
                <text:p>0.0274940111837372</text:p>
              </table:table-cell>
              <table:table-cell office:value-type="float" office:value="0.0194991918775514">
                <text:p>0.01949919187755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628765867332">
                <text:p>0.026628765867332</text:p>
              </table:table-cell>
              <table:table-cell office:value-type="float" office:value="0.0184518902045776">
                <text:p>0.01845189020457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7305472644181">
                <text:p>0.0217305472644181</text:p>
              </table:table-cell>
              <table:table-cell office:value-type="float" office:value="0.0163939286628633">
                <text:p>0.01639392866286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530630334208">
                <text:p>0.014530630334208</text:p>
              </table:table-cell>
              <table:table-cell office:value-type="float" office:value="0.0126463778243736">
                <text:p>0.01264637782437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84337271170534">
                <text:p>0.00884337271170534</text:p>
              </table:table-cell>
              <table:table-cell office:value-type="float" office:value="0.00840264361766172">
                <text:p>0.00840264361766172</text:p>
              </table:table-cell>
            </table:table-row>
            <table:table-row>
              <table:table-cell office:value-type="string">
                <text:p>Wed</text:p>
              </table:table-cell>
              <table:table-cell office:value-type="float" office:value="0.00598867913456571">
                <text:p>0.00598867913456571</text:p>
              </table:table-cell>
              <table:table-cell office:value-type="float" office:value="0.00518493496440981">
                <text:p>0.005184934964409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838859514936">
                <text:p>0.0047838859514936</text:p>
              </table:table-cell>
              <table:table-cell office:value-type="float" office:value="0.00360653037492912">
                <text:p>0.00360653037492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0339591041538">
                <text:p>0.00460339591041538</text:p>
              </table:table-cell>
              <table:table-cell office:value-type="float" office:value="0.00311755196214408">
                <text:p>0.00311755196214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52688462159331">
                <text:p>0.00552688462159331</text:p>
              </table:table-cell>
              <table:table-cell office:value-type="float" office:value="0.00326123112308343">
                <text:p>0.00326123112308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97135519226618">
                <text:p>0.00897135519226618</text:p>
              </table:table-cell>
              <table:table-cell office:value-type="float" office:value="0.00471663193602863">
                <text:p>0.004716631936028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9004981182279">
                <text:p>0.0189004981182279</text:p>
              </table:table-cell>
              <table:table-cell office:value-type="float" office:value="0.00899757837857991">
                <text:p>0.008997578378579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307823570971968">
                <text:p>0.0307823570971968</text:p>
              </table:table-cell>
              <table:table-cell office:value-type="float" office:value="0.0166349457300822">
                <text:p>0.01663494573008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1272420013057">
                <text:p>0.0281272420013057</text:p>
              </table:table-cell>
              <table:table-cell office:value-type="float" office:value="0.0212978281892405">
                <text:p>0.02129782818924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963000522539">
                <text:p>0.0214963000522539</text:p>
              </table:table-cell>
              <table:table-cell office:value-type="float" office:value="0.0190589130658408">
                <text:p>0.01905891306584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490108413097">
                <text:p>0.0202490108413097</text:p>
              </table:table-cell>
              <table:table-cell office:value-type="float" office:value="0.0162855606889147">
                <text:p>0.01628556068891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2045525668777">
                <text:p>0.0192045525668777</text:p>
              </table:table-cell>
              <table:table-cell office:value-type="float" office:value="0.0154760143505688">
                <text:p>0.01547601435056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1112091431171">
                <text:p>0.0181112091431171</text:p>
              </table:table-cell>
              <table:table-cell office:value-type="float" office:value="0.0146326370381157">
                <text:p>0.01463263703811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0461749193341">
                <text:p>0.0170461749193341</text:p>
              </table:table-cell>
              <table:table-cell office:value-type="float" office:value="0.0137853973265278">
                <text:p>0.0137853973265278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61384123585416">
                <text:p>0.0161384123585416</text:p>
              </table:table-cell>
              <table:table-cell office:value-type="float" office:value="0.0130425969340658">
                <text:p>0.0130425969340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077726817137">
                <text:p>0.016077726817137</text:p>
              </table:table-cell>
              <table:table-cell office:value-type="float" office:value="0.0127635227091039">
                <text:p>0.0127635227091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9755867679078">
                <text:p>0.0179755867679078</text:p>
              </table:table-cell>
              <table:table-cell office:value-type="float" office:value="0.0138991331815601">
                <text:p>0.0138991331815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085481517805">
                <text:p>0.0207085481517805</text:p>
              </table:table-cell>
              <table:table-cell office:value-type="float" office:value="0.0161244503672535">
                <text:p>0.0161244503672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258012098392">
                <text:p>0.023258012098392</text:p>
              </table:table-cell>
              <table:table-cell office:value-type="float" office:value="0.0185014579818591">
                <text:p>0.01850145798185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0660886075487">
                <text:p>0.0250660886075487</text:p>
              </table:table-cell>
              <table:table-cell office:value-type="float" office:value="0.0198931268212279">
                <text:p>0.01989312682122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0647140971996">
                <text:p>0.0260647140971996</text:p>
              </table:table-cell>
              <table:table-cell office:value-type="float" office:value="0.0196217401218226">
                <text:p>0.0196217401218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8222595053516">
                <text:p>0.0248222595053516</text:p>
              </table:table-cell>
              <table:table-cell office:value-type="float" office:value="0.0184423436446174">
                <text:p>0.01844234364461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7617616130893">
                <text:p>0.0207617616130893</text:p>
              </table:table-cell>
              <table:table-cell office:value-type="float" office:value="0.0163426401601311">
                <text:p>0.01634264016013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865766209039">
                <text:p>0.0144865766209039</text:p>
              </table:table-cell>
              <table:table-cell office:value-type="float" office:value="0.0127849228716794">
                <text:p>0.01278492287167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7047718579997">
                <text:p>0.0087047718579997</text:p>
              </table:table-cell>
              <table:table-cell office:value-type="float" office:value="0.00847256608819433">
                <text:p>0.00847256608819433</text:p>
              </table:table-cell>
            </table:table-row>
            <table:table-row>
              <table:table-cell office:value-type="string">
                <text:p>Thu</text:p>
              </table:table-cell>
              <table:table-cell office:value-type="float" office:value="0.00583291482505438">
                <text:p>0.00583291482505438</text:p>
              </table:table-cell>
              <table:table-cell office:value-type="float" office:value="0.00528336584435249">
                <text:p>0.005283365844352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68160841421532">
                <text:p>0.00468160841421532</text:p>
              </table:table-cell>
              <table:table-cell office:value-type="float" office:value="0.00366328810525396">
                <text:p>0.003663288105253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8927445595408">
                <text:p>0.00448927445595408</text:p>
              </table:table-cell>
              <table:table-cell office:value-type="float" office:value="0.00312503568150575">
                <text:p>0.003125035681505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42276048160075">
                <text:p>0.00542276048160075</text:p>
              </table:table-cell>
              <table:table-cell office:value-type="float" office:value="0.00326044833026215">
                <text:p>0.003260448330262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927013470870407">
                <text:p>0.00927013470870407</text:p>
              </table:table-cell>
              <table:table-cell office:value-type="float" office:value="0.00475843558320815">
                <text:p>0.00475843558320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2407824047891">
                <text:p>0.0182407824047891</text:p>
              </table:table-cell>
              <table:table-cell office:value-type="float" office:value="0.00888681883323576">
                <text:p>0.008886818833235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0310502493202">
                <text:p>0.0280310502493202</text:p>
              </table:table-cell>
              <table:table-cell office:value-type="float" office:value="0.016171655370055">
                <text:p>0.016171655370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3004907571278">
                <text:p>0.0263004907571278</text:p>
              </table:table-cell>
              <table:table-cell office:value-type="float" office:value="0.0209158302132657">
                <text:p>0.02091583021326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322461070283">
                <text:p>0.020322461070283</text:p>
              </table:table-cell>
              <table:table-cell office:value-type="float" office:value="0.018767047544144">
                <text:p>0.01876704754414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5119474555253">
                <text:p>0.0195119474555253</text:p>
              </table:table-cell>
              <table:table-cell office:value-type="float" office:value="0.0162194343270452">
                <text:p>0.01621943432704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8262785565855">
                <text:p>0.0188262785565855</text:p>
              </table:table-cell>
              <table:table-cell office:value-type="float" office:value="0.0155249732695387">
                <text:p>0.01552497326953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726863218165">
                <text:p>0.017726863218165</text:p>
              </table:table-cell>
              <table:table-cell office:value-type="float" office:value="0.0146011578999492">
                <text:p>0.01460115789994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5832599853538">
                <text:p>0.0165832599853538</text:p>
              </table:table-cell>
              <table:table-cell office:value-type="float" office:value="0.0137154262146056">
                <text:p>0.0137154262146056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59844107326085">
                <text:p>0.0159844107326085</text:p>
              </table:table-cell>
              <table:table-cell office:value-type="float" office:value="0.0129681218653555">
                <text:p>0.01296812186535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59037016069526">
                <text:p>0.0159037016069526</text:p>
              </table:table-cell>
              <table:table-cell office:value-type="float" office:value="0.0127458600676295">
                <text:p>0.01274586006762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9518603645771">
                <text:p>0.0179518603645771</text:p>
              </table:table-cell>
              <table:table-cell office:value-type="float" office:value="0.0138060024480286">
                <text:p>0.0138060024480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2466907171707">
                <text:p>0.0202466907171707</text:p>
              </table:table-cell>
              <table:table-cell office:value-type="float" office:value="0.0157249604248775">
                <text:p>0.01572496042487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31844857065249">
                <text:p>0.0231844857065249</text:p>
              </table:table-cell>
              <table:table-cell office:value-type="float" office:value="0.0181484614448407">
                <text:p>0.01814846144484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4855573369739">
                <text:p>0.0244855573369739</text:p>
              </table:table-cell>
              <table:table-cell office:value-type="float" office:value="0.0195213293057691">
                <text:p>0.0195213293057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54807116757633">
                <text:p>0.0254807116757633</text:p>
              </table:table-cell>
              <table:table-cell office:value-type="float" office:value="0.0191609019992091">
                <text:p>0.01916090199920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7390693609254">
                <text:p>0.0247390693609254</text:p>
              </table:table-cell>
              <table:table-cell office:value-type="float" office:value="0.0180029020648332">
                <text:p>0.01800290206483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5042307391666">
                <text:p>0.0205042307391666</text:p>
              </table:table-cell>
              <table:table-cell office:value-type="float" office:value="0.0161509093432375">
                <text:p>0.0161509093432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133212880004">
                <text:p>0.0144133212880004</text:p>
              </table:table-cell>
              <table:table-cell office:value-type="float" office:value="0.0128182044739339">
                <text:p>0.01281820447393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890405349549651">
                <text:p>0.00890405349549651</text:p>
              </table:table-cell>
              <table:table-cell office:value-type="float" office:value="0.00872580263861432">
                <text:p>0.00872580263861432</text:p>
              </table:table-cell>
            </table:table-row>
            <table:table-row>
              <table:table-cell office:value-type="string">
                <text:p>Fri</text:p>
              </table:table-cell>
              <table:table-cell office:value-type="float" office:value="0.0059710435355923">
                <text:p>0.0059710435355923</text:p>
              </table:table-cell>
              <table:table-cell office:value-type="float" office:value="0.00549522545298393">
                <text:p>0.005495225452983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6965297893585">
                <text:p>0.00476965297893585</text:p>
              </table:table-cell>
              <table:table-cell office:value-type="float" office:value="0.00383340172817538">
                <text:p>0.00383340172817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41141472898853">
                <text:p>0.00441141472898853</text:p>
              </table:table-cell>
              <table:table-cell office:value-type="float" office:value="0.00310835439246738">
                <text:p>0.003108354392467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04188245901554">
                <text:p>0.00504188245901554</text:p>
              </table:table-cell>
              <table:table-cell office:value-type="float" office:value="0.00322226667516914">
                <text:p>0.003222266675169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92998878815737">
                <text:p>0.00792998878815737</text:p>
              </table:table-cell>
              <table:table-cell office:value-type="float" office:value="0.00456170808737209">
                <text:p>0.004561708087372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35165287628003">
                <text:p>0.0135165287628003</text:p>
              </table:table-cell>
              <table:table-cell office:value-type="float" office:value="0.00830804240450204">
                <text:p>0.008308042404502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3827104090876">
                <text:p>0.0203827104090876</text:p>
              </table:table-cell>
              <table:table-cell office:value-type="float" office:value="0.0150427555555437">
                <text:p>0.01504275555554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5463005978736">
                <text:p>0.0225463005978736</text:p>
              </table:table-cell>
              <table:table-cell office:value-type="float" office:value="0.020203521406193">
                <text:p>0.0202035214061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9967815993835">
                <text:p>0.0209967815993835</text:p>
              </table:table-cell>
              <table:table-cell office:value-type="float" office:value="0.0192242454997626">
                <text:p>0.01922424549976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9164414233522">
                <text:p>0.0209164414233522</text:p>
              </table:table-cell>
              <table:table-cell office:value-type="float" office:value="0.0176341903494175">
                <text:p>0.01763419034941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00175125370353">
                <text:p>0.0200175125370353</text:p>
              </table:table-cell>
              <table:table-cell office:value-type="float" office:value="0.0170313792149769">
                <text:p>0.01703137921497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854772827902">
                <text:p>0.018854772827902</text:p>
              </table:table-cell>
              <table:table-cell office:value-type="float" office:value="0.0161122210040642">
                <text:p>0.01611222100406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77412168194982">
                <text:p>0.0177412168194982</text:p>
              </table:table-cell>
              <table:table-cell office:value-type="float" office:value="0.0149318274670455">
                <text:p>0.0149318274670455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.0169703116463371">
                <text:p>0.0169703116463371</text:p>
              </table:table-cell>
              <table:table-cell office:value-type="float" office:value="0.0141297845699456">
                <text:p>0.01412978456994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69347965950831">
                <text:p>0.0169347965950831</text:p>
              </table:table-cell>
              <table:table-cell office:value-type="float" office:value="0.013758614279431">
                <text:p>0.013758614279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5327801281083">
                <text:p>0.0185327801281083</text:p>
              </table:table-cell>
              <table:table-cell office:value-type="float" office:value="0.0148808748687222">
                <text:p>0.0148808748687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2088045527855">
                <text:p>0.0212088045527855</text:p>
              </table:table-cell>
              <table:table-cell office:value-type="float" office:value="0.0176130314940493">
                <text:p>0.01761303149404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0686691603168">
                <text:p>0.0220686691603168</text:p>
              </table:table-cell>
              <table:table-cell office:value-type="float" office:value="0.0184697571930312">
                <text:p>0.01846975719303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5840196324726">
                <text:p>0.0225840196324726</text:p>
              </table:table-cell>
              <table:table-cell office:value-type="float" office:value="0.0184025217664162">
                <text:p>0.01840252176641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6742436962356">
                <text:p>0.0226742436962356</text:p>
              </table:table-cell>
              <table:table-cell office:value-type="float" office:value="0.0172138746854732">
                <text:p>0.01721387468547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1474066581171">
                <text:p>0.021474066581171</text:p>
              </table:table-cell>
              <table:table-cell office:value-type="float" office:value="0.0157787568449271">
                <text:p>0.01577875684492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86679592364281">
                <text:p>0.0186679592364281</text:p>
              </table:table-cell>
              <table:table-cell office:value-type="float" office:value="0.0142203046231073">
                <text:p>0.0142203046231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44529276524523">
                <text:p>0.0144529276524523</text:p>
              </table:table-cell>
              <table:table-cell office:value-type="float" office:value="0.0123067499812984">
                <text:p>0.0123067499812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00866874152421">
                <text:p>0.0100866874152421</text:p>
              </table:table-cell>
              <table:table-cell office:value-type="float" office:value="0.00960908372482597">
                <text:p>0.00960908372482597</text:p>
              </table:table-cell>
            </table:table-row>
            <table:table-row>
              <table:table-cell office:value-type="string">
                <text:p>Weekend/Holiday</text:p>
              </table:table-cell>
              <table:table-cell office:value-type="float" office:value="0.00694264158632172">
                <text:p>0.00694264158632172</text:p>
              </table:table-cell>
              <table:table-cell office:value-type="float" office:value="0.00679284163472723">
                <text:p>0.006792841634727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533006260723113">
                <text:p>0.00533006260723113</text:p>
              </table:table-cell>
              <table:table-cell office:value-type="float" office:value="0.00477177129730055">
                <text:p>0.0047717712973005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72125218031908">
                <text:p>0.00472125218031908</text:p>
              </table:table-cell>
              <table:table-cell office:value-type="float" office:value="0.003691453055418">
                <text:p>0.0036914530554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498982283605279">
                <text:p>0.00498982283605279</text:p>
              </table:table-cell>
              <table:table-cell office:value-type="float" office:value="0.00322645320629767">
                <text:p>0.003226453206297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68581457055914">
                <text:p>0.0068581457055914</text:p>
              </table:table-cell>
              <table:table-cell office:value-type="float" office:value="0.00356959171300962">
                <text:p>0.003569591713009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25831944893474">
                <text:p>0.0125831944893474</text:p>
              </table:table-cell>
              <table:table-cell office:value-type="float" office:value="0.00500518190681601">
                <text:p>0.0050051819068160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193527140037135">
                <text:p>0.0193527140037135</text:p>
              </table:table-cell>
              <table:table-cell office:value-type="float" office:value="0.00764751579171002">
                <text:p>0.007647515791710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28146658340538">
                <text:p>0.0228146658340538</text:p>
              </table:table-cell>
              <table:table-cell office:value-type="float" office:value="0.012199159459854">
                <text:p>0.0121991594598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2426676837111">
                <text:p>0.0262426676837111</text:p>
              </table:table-cell>
              <table:table-cell office:value-type="float" office:value="0.0184303262477683">
                <text:p>0.01843032624776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85325638934571">
                <text:p>0.0285325638934571</text:p>
              </table:table-cell>
              <table:table-cell office:value-type="float" office:value="0.0233805465361658">
                <text:p>0.02338054653616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76280737887908">
                <text:p>0.0276280737887908</text:p>
              </table:table-cell>
              <table:table-cell office:value-type="float" office:value="0.0248836317705986">
                <text:p>0.02488363177059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61203427855303">
                <text:p>0.0261203427855303</text:p>
              </table:table-cell>
              <table:table-cell office:value-type="float" office:value="0.0241141812018482">
                <text:p>0.02411418120184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243906876674471">
                <text:p>0.0243906876674471</text:p>
              </table:table-cell>
              <table:table-cell office:value-type="float" office:value="0.0225856041728637">
                <text:p>0.02258560417286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